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2C4CF40A49A4807403.png" manifest:media-type="image/png"/>
  <manifest:file-entry manifest:full-path="Pictures/10000201000001900000012C6B431DCECA6B6B78.png" manifest:media-type="image/png"/>
  <manifest:file-entry manifest:full-path="Pictures/10000201000001900000012C6BE873E7392CF112.png" manifest:media-type="image/png"/>
  <manifest:file-entry manifest:full-path="Pictures/10000201000001900000012C2E0B831902D678BA.png" manifest:media-type="image/png"/>
  <manifest:file-entry manifest:full-path="Pictures/100002010000012C0000012C6667D58D4D39DCF5.png" manifest:media-type="image/png"/>
  <manifest:file-entry manifest:full-path="Pictures/10000201000001F40000012C3B5918013638BD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518cm" svg:height="7.518cm" svg:x="1cm" svg:y="1cm">
            <draw:image xlink:href="Pictures/100002010000012C0000012C6667D58D4D39DCF5.png" xlink:type="simple" xlink:show="embed" xlink:actuate="onLoad" loext:mime-type="image/png">
              <text:p/>
            </draw:image>
          </draw:frame>
          <draw:frame draw:style-name="gr1" draw:text-style-name="P1" draw:layer="layout" svg:width="12.268cm" svg:height="7.366cm" svg:x="8.322cm" svg:y="1cm">
            <draw:image xlink:href="Pictures/10000201000001F40000012C3B5918013638BD29.png" xlink:type="simple" xlink:show="embed" xlink:actuate="onLoad" loext:mime-type="image/png">
              <text:p/>
            </draw:image>
          </draw:frame>
        </draw:g>
      </draw:page>
      <draw:page draw:name="page2" draw:style-name="dp1" draw:master-page-name="Default">
        <draw:g>
          <draw:frame draw:style-name="gr2" draw:text-style-name="P1" draw:layer="layout" svg:width="10.16cm" svg:height="7.62cm" svg:x="1cm" svg:y="1cm">
            <draw:image xlink:href="Pictures/10000201000001900000012C6BE873E7392CF112.png" xlink:type="simple" xlink:show="embed" xlink:actuate="onLoad" loext:mime-type="image/png">
              <text:p/>
            </draw:image>
          </draw:frame>
          <draw:frame draw:style-name="gr1" draw:text-style-name="P1" draw:layer="layout" svg:width="10.159cm" svg:height="7.619cm" svg:x="10.431cm" svg:y="1cm">
            <draw:image xlink:href="Pictures/10000201000001900000012C6B431DCECA6B6B78.png" xlink:type="simple" xlink:show="embed" xlink:actuate="onLoad" loext:mime-type="image/png">
              <text:p/>
            </draw:image>
          </draw:frame>
          <draw:frame draw:style-name="gr1" draw:text-style-name="P1" draw:layer="layout" svg:width="10.159cm" svg:height="7.619cm" svg:x="1cm" svg:y="8.593cm">
            <draw:image xlink:href="Pictures/10000201000001900000012C4CF40A49A4807403.png" xlink:type="simple" xlink:show="embed" xlink:actuate="onLoad" loext:mime-type="image/png">
              <text:p/>
            </draw:image>
          </draw:frame>
          <draw:frame draw:style-name="gr1" draw:text-style-name="P1" draw:layer="layout" svg:width="10.159cm" svg:height="7.619cm" svg:x="10.431cm" svg:y="8.591cm">
            <draw:image xlink:href="Pictures/10000201000001900000012C2E0B831902D678BA.png" xlink:type="simple" xlink:show="embed" xlink:actuate="onLoad" loext:mime-type="image/png">
              <text:p/>
            </draw:image>
          </draw:frame>
          <draw:frame draw:style-name="gr3" draw:text-style-name="P2" draw:layer="layout" svg:width="1.065cm" svg:height="0.962cm" svg:x="0.769cm" svg:y="1cm">
            <draw:text-box>
              <text:p>a)</text:p>
            </draw:text-box>
          </draw:frame>
          <draw:frame draw:style-name="gr3" draw:text-style-name="P2" draw:layer="layout" svg:width="1.065cm" svg:height="0.962cm" svg:x="10.031cm" svg:y="1cm">
            <draw:text-box>
              <text:p>b)</text:p>
            </draw:text-box>
          </draw:frame>
          <draw:frame draw:style-name="gr3" draw:text-style-name="P2" draw:layer="layout" svg:width="1.031cm" svg:height="0.962cm" svg:x="0.769cm" svg:y="8.772cm">
            <draw:text-box>
              <text:p>c)</text:p>
            </draw:text-box>
          </draw:frame>
          <draw:frame draw:style-name="gr3" draw:text-style-name="P2" draw:layer="layout" svg:width="1.065cm" svg:height="0.962cm" svg:x="10.131cm" svg:y="8.772cm">
            <draw:text-box>
              <text:p>d)</text:p>
            </draw:text-box>
          </draw:frame>
          <draw:custom-shape draw:style-name="gr4" draw:text-style-name="P1" draw:layer="layout" svg:width="0.247cm" svg:height="0.251cm" svg:x="14.94cm" svg:y="12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2:44:09.859085190</meta:creation-date>
    <dc:date>2021-04-26T18:30:19.875221295</dc:date>
    <meta:editing-duration>PT1H12M28S</meta:editing-duration>
    <meta:editing-cycles>1</meta:editing-cycles>
    <meta:document-statistic meta:object-count="13"/>
    <meta:generator>LibreOffice/6.1.5.2$Linux_X86_64 LibreOffice_project/10$Build-2</meta:generator>
  </office:meta>
</office:document-meta>
</file>